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08cm" fo:min-width="2.554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8.898cm"/>
    </style:style>
    <style:style style:name="gr3" style:family="graphic" style:parent-style-name="standard">
      <style:graphic-properties draw:textarea-horizontal-align="justify" draw:textarea-vertical-align="middle" draw:auto-grow-height="false" fo:min-height="0.258cm" fo:min-width="8.89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vertical-align="middle" draw:auto-grow-height="false" fo:min-height="0.07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2.564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2.565cm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2.564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2.56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-color="#ffffff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318cm" svg:height="1.778cm" svg:x="11.43cm" svg:y="2.032cm">
          <text:p text:style-name="P1">Input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398cm" svg:height="1.016cm" svg:x="8.89cm" svg:y="4.572cm">
          <text:p text:style-name="P1">Convolutional layer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9.398cm" svg:height="0.508cm" svg:x="8.89cm" svg:y="5.588cm">
          <text:p text:style-name="P2"><text:span text:style-name="T1">ReLU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3.616cm" svg:y1="3.81cm" svg:x2="13.616cm" svg:y2="4.572cm">
          <text:p/>
        </draw:line>
        <draw:custom-shape draw:style-name="gr5" draw:text-style-name="P1" draw:layer="layout" svg:width="1.27cm" svg:height="1.016cm" svg:x="12.954cm" svg:y="6.3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2" draw:text-style-name="P1" draw:layer="layout" svg:width="9.398cm" svg:height="1.016cm" svg:x="8.89cm" svg:y="7.672cm">
          <text:p text:style-name="P1">Convolutional laye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64cm" svg:height="0.762cm" svg:x="8.89cm" svg:y="9.398cm">
          <text:p text:style-name="P5"><text:span text:style-name="T2">Secondary</text:span></text:p>
          <text:p text:style-name="P5"><text:span text:style-name="T2">Structur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065cm" svg:height="0.762cm" svg:x="12.057cm" svg:y="9.398cm">
          <text:p text:style-name="P5"><text:span text:style-name="T2">R</text:span><text:span text:style-name="T2">e</text:span><text:span text:style-name="T2">l. </text:span><text:span text:style-name="T2">S</text:span><text:span text:style-name="T2">o</text:span><text:span text:style-name="T2">l</text:span><text:span text:style-name="T2">v</text:span><text:span text:style-name="T2">e</text:span><text:span text:style-name="T2">n</text:span><text:span text:style-name="T2">t</text:span></text:p>
          <text:p text:style-name="P5"><text:span text:style-name="T2">A</text:span><text:span text:style-name="T2">c</text:span><text:span text:style-name="T2">c</text:span><text:span text:style-name="T2">e</text:span><text:span text:style-name="T2">s</text:span><text:span text:style-name="T2">s</text:span><text:span text:style-name="T2">.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064cm" svg:height="0.762cm" svg:x="15.224cm" svg:y="9.398cm">
          <text:p text:style-name="P1"><text:span text:style-name="T2">Abs. Solvent</text:span></text:p>
          <text:p text:style-name="P1"><text:span text:style-name="T2">Access.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0.414cm" svg:y1="8.688cm" svg:x2="10.414cm" svg:y2="9.398cm">
          <text:p/>
        </draw:line>
        <draw:line draw:style-name="gr4" draw:text-style-name="P4" draw:layer="layout" svg:x1="13.614cm" svg:y1="8.675cm" svg:x2="13.614cm" svg:y2="9.385cm">
          <text:p/>
        </draw:line>
        <draw:line draw:style-name="gr4" draw:text-style-name="P4" draw:layer="layout" svg:x1="16.814cm" svg:y1="8.675cm" svg:x2="16.814cm" svg:y2="9.385cm">
          <text:p/>
        </draw:line>
        <draw:custom-shape draw:style-name="gr8" draw:text-style-name="P6" draw:layer="layout" svg:width="3.064cm" svg:height="0.508cm" svg:x="8.89cm" svg:y="10.16cm">
          <text:p text:style-name="P6"><text:span text:style-name="T3">Softmax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3.065cm" svg:height="0.508cm" svg:x="12.057cm" svg:y="10.16cm">
          <text:p text:style-name="P6"><text:span text:style-name="T3">Sigmoi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064cm" svg:height="0.508cm" svg:x="15.224cm" svg:y="10.16cm">
          <text:p text:style-name="P2"><text:span text:style-name="T3">Sigmoi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1cm" svg:stroke-color="#000000" draw:marker-start-width="0.279cm" draw:marker-end-width="0.27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0:35:12.561333345</meta:creation-date>
    <dc:date>2019-06-09T12:06:03.557393933</dc:date>
    <meta:editing-duration>PT1H9M20S</meta:editing-duration>
    <meta:editing-cycles>1</meta:editing-cycles>
    <meta:document-statistic meta:object-count="38"/>
    <meta:generator>LibreOffice/6.0.7.3$Linux_X86_64 LibreOffice_project/00m0$Build-3</meta:generator>
  </office:meta>
</office:document-meta>
</file>